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6"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8" style:family="paragraph" style:parent-style-name="Standard">
      <style:paragraph-properties fo:margin-top="0cm" fo:margin-bottom="0.101cm" fo:line-height="100%" fo:break-before="page"/>
      <style:text-properties fo:language="en" fo:country="US"/>
    </style:style>
    <style:style style:name="P19"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0"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2"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3"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4"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5"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26" style:family="paragraph">
      <style:paragraph-properties fo:margin-top="0cm" fo:margin-bottom="0cm" fo:line-height="115%" fo:text-align="center" style:writing-mode="lr-tb"/>
    </style:style>
    <style:style style:name="P27" style:family="paragraph">
      <style:paragraph-properties fo:margin-top="0cm" fo:margin-bottom="0cm" fo:line-height="100%" fo:text-align="center" style:writing-mode="lr-tb"/>
    </style:style>
    <style:style style:name="P28" style:family="paragraph">
      <style:paragraph-properties fo:margin-top="0cm" fo:margin-bottom="0cm" fo:line-height="100%" fo:text-align="start" style:writing-mode="lr-tb"/>
    </style:style>
    <style:style style:name="P29" style:family="paragraph">
      <style:paragraph-properties fo:margin-top="0cm" fo:margin-bottom="0.353cm" fo:line-height="115%" style:writing-mode="lr-tb"/>
    </style:style>
    <style:style style:name="P30" style:family="paragraph">
      <style:paragraph-properties fo:margin-top="0cm" fo:margin-bottom="0cm" fo:line-height="100%" style:writing-mode="lr-tb"/>
    </style:style>
    <style:style style:name="P31" style:family="paragraph">
      <style:paragraph-properties style:line-height-at-least="0.1cm"/>
    </style:style>
    <style:style style:name="P32" style:family="paragraph">
      <style:paragraph-properties fo:text-align="center" style:writing-mode="lr-tb"/>
    </style:style>
    <style:style style:name="P33" style:family="paragraph">
      <style:paragraph-properties fo:margin-top="0cm" fo:margin-bottom="0cm" fo:line-height="115%" fo:text-align="start" style:writing-mode="lr-tb"/>
    </style:style>
    <style:style style:name="P34" style:family="paragraph">
      <style:paragraph-properties fo:margin-top="0cm" fo:margin-bottom="0cm" fo:line-height="115%" style:writing-mode="lr-tb"/>
    </style:style>
    <style:style style:name="P35" style:family="paragraph">
      <style:paragraph-properties fo:margin-top="0cm" fo:margin-bottom="0cm" fo:line-height="100%" fo:text-align="center" style:writing-mode="lr-tb"/>
      <style:text-properties fo:font-size="10pt" style:font-size-asian="10pt" style:font-size-complex="10pt"/>
    </style:style>
    <style:style style:name="P36" style:family="paragraph">
      <style:paragraph-properties fo:text-align="center"/>
    </style:style>
    <style:style style:name="P37" style:family="paragraph">
      <style:paragraph-properties fo:margin-top="0cm" fo:margin-bottom="0.353cm" fo:line-height="115%" fo:text-align="center" style:writing-mode="lr-tb"/>
    </style:style>
    <style:style style:name="P38" style:family="paragraph">
      <style:paragraph-properties fo:margin-top="0cm" fo:margin-bottom="0.353cm" fo:line-height="115%" fo:text-align="center" style:writing-mode="lr-tb"/>
      <style:text-properties fo:font-size="22pt" style:font-size-asian="22pt" style:font-size-complex="22pt"/>
    </style:style>
    <style:style style:name="P39"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T13"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9" xml:id="id1" draw:id="id1" svg:width="6.43cm" svg:height="3.155cm" svg:x="2.417cm" svg:y="7.281cm">
        <text:p text:style-name="P26"><text:span text:style-name="T7">TESTATA DOCUMENTO</text:span></text:p>
        <text:p text:style-name="P27"><text:span text:style-name="T7">Tesdoc</text:span></text:p>
        <text:p text:style-name="P28"><text:span text:style-name="T8">nrmagsrc</text:span></text:p>
        <text:p text:style-name="P28"><text:span text:style-name="T8">nrmagdst</text:span></text:p>
        <text:p text:style-name="P28"><text:span text:style-name="T7">sconto</text:span></text:p>
        <text:p text:style-name="P28"><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9" xml:id="id4" draw:id="id4" svg:width="6.963cm" svg:height="4.366cm" svg:x="11.938cm" svg:y="5.295cm">
        <text:p text:style-name="P27"><text:span text:style-name="T7">CAUSALI MAGAZZINO</text:span></text:p>
        <text:p text:style-name="P27"><text:span text:style-name="T7">Causmag</text:span></text:p>
        <text:p text:style-name="P30"><text:span text:style-name="T8">tipo</text:span><text:span text:style-name="T7">: usc/ent/trasf</text:span></text:p>
        <text:p text:style-name="P30"><text:span text:style-name="T8">tipo_doc</text:span><text:span text:style-name="T9">:</text:span></text:p>
        <text:p text:style-name="P31"><text:span text:style-name="T8">movimpmag</text:span><text:span text:style-name="T7">:Mov/Imp/Nul</text:span></text:p>
        <text:p text:style-name="P31"><text:span text:style-name="T8">Magcli</text:span><text:span text:style-name="T7">: C=Carico - S=Scarico</text:span></text:p>
        <text:p text:style-name="P31"><text:span text:style-name="T8">contabile</text:span><text:span text:style-name="T7">: S/N</text:span></text:p>
        <text:p text:style-name="P31"><text:span text:style-name="T8">nrmagsrc</text:span><text:span text:style-name="T7">:Proposto su tesdoc</text:span></text:p>
        <text:p text:style-name="P31"><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2" draw:type="line" svg:x1="5.844cm" svg:y1="10.435cm" svg:x2="5.856cm" svg:y2="11.652cm" draw:start-shape="id1" draw:start-glue-point="6" draw:end-shape="id2" svg:d="m5844 10435 12 1217">
        <text:p/>
      </draw:connector>
      <draw:custom-shape text:anchor-type="page" text:anchor-page-number="1" draw:z-index="3" draw:style-name="gr1" draw:text-style-name="P34" xml:id="id3" draw:id="id3" svg:width="6.989cm" svg:height="2.654cm" svg:x="11.938cm" svg:y="12.889cm">
        <text:p text:style-name="P26"><text:span text:style-name="T7">CONTI CLIENTI/FORNITORI</text:span></text:p>
        <text:p text:style-name="P27"><text:span text:style-name="T7">Conto</text:span></text:p>
        <text:p text:style-name="P33"><text:span text:style-name="T8">tipoconto</text:span><text:span text:style-name="T7">: C/F/A (cliente/fornitore/altro)</text:span></text:p>
        <text:p text:style-name="P33"><text:span text:style-name="T7">sconto</text:span></text:p>
        <text:p text:style-name="P33"><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2" draw:type="line" svg:x1="12.15cm" svg:y1="14.215cm" svg:x2="9.058cm" svg:y2="8.858cm" draw:start-shape="id3" draw:end-shape="id1" draw:end-glue-point="7" svg:d="m12150 14215-3092-5357">
        <text:p/>
      </draw:connector>
      <draw:connector text:anchor-type="page" text:anchor-page-number="1" draw:z-index="5" draw:style-name="gr4" draw:text-style-name="P32" draw:type="line" svg:x1="12.15cm" svg:y1="7.477cm" svg:x2="9.058cm" svg:y2="8.858cm" draw:start-shape="id4" draw:end-shape="id1" draw:end-glue-point="7" svg:d="m12150 7477-3092 1381">
        <text:p/>
      </draw:connector>
      <draw:custom-shape text:anchor-type="page" text:anchor-page-number="1" draw:z-index="6" draw:style-name="gr1" draw:text-style-name="P29" xml:id="id2" draw:id="id2" svg:width="4.717cm" svg:height="2.467cm" svg:x="3.286cm" svg:y="11.652cm">
        <text:p text:style-name="P26"><text:span text:style-name="T7">RIGHE DOCUMENTO</text:span></text:p>
        <text:p text:style-name="P27"><text:span text:style-name="T7">Rigdoc</text:span></text:p>
        <text:p text:style-name="P28"><text:span text:style-name="T7">sconto</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9" xml:id="id9" draw:id="id9" svg:width="4.717cm" svg:height="2.467cm" svg:x="3.286cm" svg:y="15.909cm">
        <text:p text:style-name="P26"><text:span text:style-name="T7">ARTICOLI DI MAGAZZINO</text:span></text:p>
        <text:p text:style-name="P27"><text:span text:style-name="T7">Article</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6" xml:id="id5" draw:id="id5" svg:width="6.963cm" svg:height="1.773cm" svg:x="11.938cm" svg:y="16.222cm">
        <text:p text:style-name="P26"><text:span text:style-name="T7">ANAGRAFICA GENERALE</text:span></text:p>
        <text:p text:style-name="P27"><text:span text:style-name="T7">Anagen</text:span></text:p>
        <text:p text:style-name="P28"><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5" xml:id="id6" draw:id="id6" svg:width="6.989cm" svg:height="3.74cm" svg:x="11.938cm" svg:y="18.868cm">
        <text:p text:style-name="P27"><text:span text:style-name="T11">INDIRIZZI ANAGRAFICI</text:span></text:p>
        <text:p text:style-name="P27"><text:span text:style-name="T11">Anaind</text:span></text:p>
        <text:p text:style-name="P27"><text:span text:style-name="T11"/></text:p>
        <text:p text:style-name="P30"><text:span text:style-name="T11">flsl: Flag sede legale</text:span></text:p>
        <text:p text:style-name="P30"><text:span text:style-name="T11">flsp: Flag indir. spedizione</text:span></text:p>
        <text:p text:style-name="P30"><text:span text:style-name="T11">flmg: Flag Indir. di magazzino</text:span></text:p>
        <text:p text:style-name="P30"><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2" draw:type="line" svg:x1="15.632cm" svg:y1="16.222cm" svg:x2="15.644cm" svg:y2="15.542cm" draw:start-shape="id5" draw:start-glue-point="4" draw:end-shape="id3" svg:d="m15632 16222 12-680">
        <text:p/>
      </draw:connector>
      <draw:connector text:anchor-type="page" text:anchor-page-number="1" draw:z-index="11" draw:style-name="gr2" draw:text-style-name="P32" draw:type="line" svg:x1="15.632cm" svg:y1="17.995cm" svg:x2="15.644cm" svg:y2="18.868cm" draw:start-shape="id5" draw:start-glue-point="6" draw:end-shape="id6" draw:end-glue-point="4" svg:d="m15632 17995 12 873">
        <text:p/>
      </draw:connector>
      <draw:custom-shape text:anchor-type="page" text:anchor-page-number="1" draw:z-index="12" draw:style-name="gr1" draw:text-style-name="P29" xml:id="id7" draw:id="id7" svg:width="4.717cm" svg:height="1.826cm" svg:x="13.1cm" svg:y="23.202cm">
        <text:p text:style-name="P26"><text:span text:style-name="T7">COMUNI ITALIANI</text:span></text:p>
        <text:p text:style-name="P26"><text:span text:style-name="T7">CITTA' <text:s/>STRANIERE</text:span></text:p>
        <text:p text:style-name="P27"><text:span text:style-name="T7">Localita</text:span></text:p>
        <text:p text:style-name="P28"><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2" draw:type="line" svg:x1="15.67cm" svg:y1="23.202cm" svg:x2="15.644cm" svg:y2="22.608cm" draw:start-shape="id7" draw:start-glue-point="4" draw:end-shape="id6" svg:d="m15670 23202-26-594">
        <text:p/>
      </draw:connector>
      <draw:custom-shape text:anchor-type="page" text:anchor-page-number="1" draw:z-index="14" draw:style-name="gr1" draw:text-style-name="P29" xml:id="id8" draw:id="id8" svg:width="4.717cm" svg:height="1.654cm" svg:x="13.127cm" svg:y="25.867cm">
        <text:p text:style-name="P26"><text:span text:style-name="T7">PAESI/STATI ESTERI</text:span></text:p>
        <text:p text:style-name="P27"><text:span text:style-name="T7">Paesi</text:span></text:p>
        <text:p text:style-name="P31"><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2" draw:type="line" svg:x1="15.697cm" svg:y1="25.867cm" svg:x2="15.67cm" svg:y2="25.028cm" draw:start-shape="id8" draw:end-shape="id7" draw:end-glue-point="6" svg:d="m15697 25867-27-839">
        <text:p/>
      </draw:connector>
      <draw:connector text:anchor-type="page" text:anchor-page-number="1" draw:z-index="16" draw:style-name="gr3" draw:text-style-name="P32" draw:type="line" svg:x1="5.856cm" svg:y1="15.909cm" svg:x2="5.856cm" svg:y2="14.118cm" draw:start-shape="id9" draw:start-glue-point="4" draw:end-shape="id2" draw:end-glue-point="6" svg:d="m5856 15909v-1791">
        <text:p/>
      </draw:connector>
      <draw:line text:anchor-type="page" text:anchor-page-number="1" draw:z-index="18" draw:style-name="gr6" draw:text-style-name="P36" svg:x1="12.312cm" svg:y1="22.019cm" svg:x2="4.424cm" svg:y2="9.033cm">
        <text:p/>
      </draw:line>
      <draw:custom-shape text:anchor-type="page" text:anchor-page-number="1" draw:z-index="29" draw:style-name="gr1" draw:text-style-name="P29" xml:id="id10" draw:id="id10" svg:width="6.963cm" svg:height="1.959cm" svg:x="11.938cm" svg:y="10.64cm">
        <text:p text:style-name="P27"><text:span text:style-name="T7">CAUSALI CONTABILI</text:span></text:p>
        <text:p text:style-name="P27"><text:span text:style-name="T7">Causali</text:span></text:p>
        <text:p text:style-name="P30"><text:span text:style-name="T8">tipoiva</text:span><text:span text:style-name="T7">: S/N</text:span></text:p>
        <text:p text:style-name="P30"><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2" draw:type="line" svg:x1="15.632cm" svg:y1="10.64cm" svg:x2="15.632cm" svg:y2="9.661cm" draw:start-shape="id10" draw:start-glue-point="4" draw:end-shape="id4" draw:end-glue-point="6" svg:d="m15632 10640v-979">
        <text:p/>
      </draw:connector>
      <draw:custom-shape text:anchor-type="page" text:anchor-page-number="7" draw:z-index="31" draw:style-name="gr1" draw:text-style-name="P38" xml:id="id13" draw:id="id13" svg:width="4.652cm" svg:height="1.354cm" svg:x="5.886cm" svg:y="2.836cm">
        <text:p text:style-name="P37"><text:span text:style-name="T12">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38" xml:id="id15" draw:id="id15" svg:width="6.615cm" svg:height="1.354cm" svg:x="8.105cm" svg:y="12.688cm">
        <text:p text:style-name="P37"><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38" xml:id="id16" draw:id="id16" svg:width="4.128cm" svg:height="1.354cm" svg:x="2.073cm" svg:y="9.1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38" xml:id="id12" draw:id="id12" svg:width="4.097cm" svg:height="1.354cm" svg:x="14.751cm" svg:y="3.2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38" xml:id="id11" draw:id="id11" svg:width="4.128cm" svg:height="1.354cm" svg:x="10.756cm" svg:y="6.597cm">
        <text:p text:style-name="P37"><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39" draw:type="line" svg:x1="15.095cm" svg:y1="7.273cm" svg:x2="17.011cm" svg:y2="4.639cm" draw:start-shape="id11" draw:end-shape="id12" draw:end-glue-point="6" svg:d="m15095 7273 1916-2634">
        <text:p text:style-name="P32"><text:span text:style-name="T13">Ddt C/Ass. + Fatt.Riep.</text:span></text:p>
        <text:p text:style-name="P32"><text:span text:style-name="T13">Reso C/Ass. + NC Riep.</text:span></text:p>
      </draw:connector>
      <draw:connector text:anchor-type="page" text:anchor-page-number="7" draw:z-index="37" draw:style-name="gr10" draw:text-style-name="P32" draw:type="line" svg:x1="3.052cm" svg:y1="19.445cm" svg:x2="5.009cm" svg:y2="19.456cm" svg:d="m3052 19445 1957 11">
        <text:p/>
      </draw:connector>
      <draw:connector text:anchor-type="page" text:anchor-page-number="7" draw:z-index="38" draw:style-name="gr11" draw:text-style-name="P32" draw:type="line" svg:x1="3.078cm" svg:y1="20.583cm" svg:x2="5.036cm" svg:y2="20.593cm" svg:d="m3078 20583 1958 10">
        <text:p/>
      </draw:connector>
      <draw:connector text:anchor-type="page" text:anchor-page-number="7" draw:z-index="39" draw:style-name="gr12" draw:text-style-name="P32" draw:type="line" svg:x1="3.052cm" svg:y1="21.694cm" svg:x2="5.009cm" svg:y2="21.705cm" svg:d="m3052 21694 1957 11">
        <text:p/>
      </draw:connector>
      <draw:connector text:anchor-type="page" text:anchor-page-number="7" draw:z-index="40" draw:style-name="gr9" draw:text-style-name="P32" draw:type="line" svg:x1="8.424cm" svg:y1="4.189cm" svg:x2="10.968cm" svg:y2="7.274cm" draw:start-shape="id13" draw:start-glue-point="6" draw:end-shape="id11" draw:end-glue-point="5" svg:d="m8424 4189 2544 3085">
        <text:p text:style-name="P32">Fatt. da Prod.</text:p>
        <text:p text:style-name="P32">Reso/NC</text:p>
      </draw:connector>
      <draw:custom-shape text:anchor-type="page" text:anchor-page-number="7" draw:z-index="41" draw:style-name="gr1" draw:text-style-name="P38" xml:id="id14" draw:id="id14" svg:width="4.097cm" svg:height="1.354cm" svg:x="14.698cm" svg:y="9.483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39" draw:type="line" svg:x1="13.032cm" svg:y1="7.95cm" svg:x2="14.91cm" svg:y2="10.158cm" draw:start-shape="id11" draw:start-glue-point="6" draw:end-shape="id14" svg:d="m13032 7950 1878 2208">
        <text:p text:style-name="P32"><text:span text:style-name="T13">Fatt.Imm.</text:span></text:p>
        <text:p text:style-name="P32"><text:span text:style-name="T13">NC Imm.</text:span></text:p>
      </draw:connector>
      <draw:connector text:anchor-type="page" text:anchor-page-number="7" draw:z-index="43" draw:style-name="gr13" draw:text-style-name="P39" draw:type="line" svg:x1="13.032cm" svg:y1="7.95cm" svg:x2="11.624cm" svg:y2="12.688cm" draw:start-shape="id11" draw:start-glue-point="6" draw:end-shape="id15" draw:end-glue-point="4" svg:d="m13032 7950-1408 4738">
        <text:p text:style-name="P32"><text:span text:style-name="T13">Ddt C/Vend.</text:span></text:p>
        <text:p text:style-name="P32"><text:span text:style-name="T13">Reso C/Vend.</text:span></text:p>
      </draw:connector>
      <draw:connector text:anchor-type="page" text:anchor-page-number="7" draw:z-index="44" draw:style-name="gr14" draw:text-style-name="P32" draw:type="line" svg:x1="11.624cm" svg:y1="12.688cm" svg:x2="6.412cm" svg:y2="9.862cm" draw:start-shape="id15" draw:start-glue-point="4" draw:end-shape="id16" svg:d="m11624 12688-5212-2826">
        <text:p text:style-name="P32">Fatt. Rend. Vendite</text:p>
        <text:p text:style-name="P32">NC. Rendiconto Resi</text:p>
      </draw:connector>
      <draw:connector text:anchor-type="page" text:anchor-page-number="7" draw:z-index="45" draw:style-name="gr14" draw:text-style-name="P32" draw:type="line" svg:x1="10.968cm" svg:y1="7.273cm" svg:x2="6.412cm" svg:y2="9.862cm" draw:start-shape="id11" draw:end-shape="id16" svg:d="m10968 7273-4556 2589">
        <text:p text:style-name="P32">Fatt. Rend. Vendite</text:p>
        <text:p text:style-name="P32">NC. Rendiconto Resi</text:p>
      </draw:connector>
      <text:p text:style-name="P23">RELAZIONI MODELLI </text:p>
      <text:p text:style-name="P22">ATTRIBUTI SIGNIFICATIVI</text:p>
      <text:p text:style-name="P22"/>
      <text:p text:style-name="Standard"/>
      <text:p text:style-name="P1"><draw:line text:anchor-type="paragraph" draw:z-index="21" draw:style-name="gr5" draw:text-style-name="P36" svg:x1="10.312cm" svg:y1="-0.016cm" svg:x2="2.424cm" svg:y2="1.974cm"><text:p/></draw:line><draw:line text:anchor-type="paragraph" draw:z-index="23" draw:style-name="gr5" draw:text-style-name="P36" svg:x1="10.312cm" svg:y1="-0.016cm" svg:x2="2.424cm" svg:y2="2.371cm"><text:p/></draw:line></text:p>
      <text:p text:style-name="P1"/>
      <text:p text:style-name="P1"><draw:line text:anchor-type="paragraph" draw:z-index="17" draw:style-name="gr5" draw:text-style-name="P36" svg:x1="10.312cm" svg:y1="13.561cm" svg:x2="2.424cm" svg:y2="0.14cm"><text:p/></draw:line><draw:line text:anchor-type="paragraph" draw:z-index="19" draw:style-name="gr5" draw:text-style-name="P36" svg:x1="10.312cm" svg:y1="0.406cm" svg:x2="2.424cm" svg:y2="0.173cm"><text:p/></draw:line></text:p>
      <text:p text:style-name="Standard"><draw:line text:anchor-type="paragraph" draw:z-index="20" draw:style-name="gr5" draw:text-style-name="P36" svg:x1="10.312cm" svg:y1="-0.093cm" svg:x2="2.424cm" svg:y2="-0.326cm"><text:p/></draw:line><draw:line text:anchor-type="paragraph" draw:z-index="24" draw:style-name="gr5" draw:text-style-name="P36" svg:x1="10.312cm" svg:y1="5.472cm" svg:x2="1.898cm" svg:y2="0.175cm"><text:p/></draw:line><draw:line text:anchor-type="paragraph" draw:z-index="25" draw:style-name="gr5" draw:text-style-name="P36" svg:x1="0.696cm" svg:y1="0.046cm" svg:x2="2.675cm" svg:y2="3.571cm"><text:p/></draw:line></text:p>
      <text:p text:style-name="Standard"/>
      <text:p text:style-name="Standard"/>
      <text:p text:style-name="Standard"/>
      <text:p text:style-name="Standard"><draw:line text:anchor-type="paragraph" draw:z-index="22" draw:style-name="gr5" draw:text-style-name="P36"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6" svg:x1="0.205cm" svg:y1="0.231cm" svg:x2="1.422cm" svg:y2="0.231cm"><text:p/></draw:line><text:tab/>Dato propositivo</text:p>
      <text:p text:style-name="P3"><draw:line text:anchor-type="paragraph" draw:z-index="27" draw:style-name="gr7" draw:text-style-name="P36" svg:x1="0.231cm" svg:y1="0.341cm" svg:x2="1.448cm" svg:y2="0.341cm"><text:p/></draw:line><text:tab/>Relazione 1 a molti (FK) (cascade delete)</text:p>
      <text:p text:style-name="P3"><draw:line text:anchor-type="paragraph" draw:z-index="28" draw:style-name="gr8" draw:text-style-name="P36"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
      <text:p text:style-name="P18">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9"/>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5"><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9">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2">Causali di magazzino<text:tab/>MovMag<text:tab/>Ent./Usc.<text:tab/>MovCont<text:tab/>Cli/For (tab:conto)</text:p>
      <text:p text:style-name="P10"><text:tab/>Descriz<text:tab/><text:tab/>MovImpMag<text:tab/>Tipo<text:tab/>Contabile<text:tab/>tipoconto (tab:conto)</text:p>
      <text:p text:style-name="P20">DDT C/Assoluto<text:tab/>M<text:tab/>U<text:tab/>N<text:tab/>C</text:p>
      <text:p text:style-name="P20">Fatt. Riep. C/Assoluto<text:tab/>N<text:tab/>U<text:tab/>S<text:tab/>C</text:p>
      <text:p text:style-name="P14">DDT C/Vendita-Deposito<text:tab/>M<text:tab/>U<text:tab/>N<text:tab/>C</text:p>
      <text:p text:style-name="P14">FATT. Rendic. Vendite<text:tab/>M<text:tab/>V<text:tab/>S<text:tab/>C</text:p>
      <text:p text:style-name="P20">FATT. Immediata<text:tab/>M<text:tab/>U<text:tab/>S<text:tab/>C</text:p>
      <text:p text:style-name="P14">ACQ da Fornitore<text:tab/>M<text:tab/>E<text:tab/>S<text:tab/>F</text:p>
      <text:p text:style-name="P20">Ordine emesso a fornitore<text:tab/>I<text:tab/>E<text:tab/>N<text:tab/>F</text:p>
      <text:p text:style-name="P21">--------------------------------------------------------------------------------------------</text:p>
      <text:p text:style-name="P16"><text:span text:style-name="T4">RESO da C/assoluto<text:tab/>M</text:span><text:span text:style-name="T6"><text:tab/>E<text:tab/>N<text:tab/>C</text:span></text:p>
      <text:p text:style-name="P13">NC. Riep. C/Assoluto<text:tab/>N<text:tab/>E<text:tab/>S<text:tab/>C</text:p>
      <text:p text:style-name="P14">RESO da C/Vendita-Deposito<text:tab/>M<text:tab/>E<text:tab/>N<text:tab/>C</text:p>
      <text:p text:style-name="P14">NC. Rendic. Resi<text:tab/>N<text:tab/>R<text:tab/>S<text:tab/>C</text:p>
      <text:p text:style-name="P13">NC. Immediata<text:tab/>M<text:tab/>E<text:tab/>S<text:tab/>C</text:p>
      <text:p text:style-name="P17"><text:span text:style-name="T3">RESO a Fornitore<text:tab/>M</text:span><text:tab/>U<text:tab/>S<text:tab/>F</text:p>
      <text:p text:style-name="P20">Ordine ricevuto<text:tab/>I<text:tab/>U<text:tab/>N<text:tab/>C</text:p>
      <text:p text:style-name="P19">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9">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NRMAGSRC e NRMAGDST vengono valorizzati tramite la relazione con CAUSMAG in base al valore del campo CAUSMAGS.tipo:</text:p>
      <text:p text:style-name="P11">CAUSMAGS.TIPO<text:tab/>CAUSMAGS.NRMAGSRC<text:tab/>CAUSMAGS.NRMAGDST</text:p>
      <text:p text:style-name="P6"><text:tab/>E<text:tab/>TESDOC.ANAGEN(MAGS)<text:tab/>ANARIF(MAGS)</text:p>
      <text:p text:style-name="P7"><text:tab/>U<text:tab/>ANARIF(MAGS)<text:tab/>TESDOC.ANAGEN(MAGS)</text:p>
      <text:p text:style-name="P9"><text:tab/>T<text:tab/>ANARIF(MAGS)<text:tab/>ANARIF(MAGS)</text:p>
      <text:p text:style-name="P7"><text:tab/>V<text:tab/>ANARIF(MAGS)<text:tab/>TESDOC.ANAGEN(MAGS)</text:p>
      <text:p text:style-name="P6"><text:tab/>R<text:tab/>TESDOC.ANAGEN(MAGS)<text:tab/>ANARIF(MAGS)</text:p>
      <text:p text:style-name="P6">TESDOC.ANAGEN(MAGS) = Magazzini disponibili per l'anagrafica della testata</text:p>
      <text:p text:style-name="P6">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text:tab/><text:tab/>Movimento CONTABILE e MAGAZZINO</text:p>
      <text:p text:style-name="P8"/>
      <text:p text:style-name="P8"><text:tab/><text:tab/>Movimento MAGAZZINO</text:p>
      <text:p text:style-name="P8"/>
      <text:p text:style-name="P8"><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10T09:43:40.14</dc:date>
    <meta:editing-cycles>97</meta:editing-cycles>
    <meta:editing-duration>P2DT1H51M10S</meta:editing-duration>
    <meta:generator>OpenOffice.org/3.4$Win32 OpenOffice.org_project/340m1$Build-9590</meta:generator>
    <meta:print-date>2012-06-05T10:41:06.47</meta:print-date>
    <meta:document-statistic meta:table-count="0" meta:image-count="0" meta:object-count="0" meta:page-count="7" meta:paragraph-count="177" meta:word-count="1585" meta:character-count="11201"/>
  </office:meta>
</office:document-meta>
</file>